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9271in" fo:margin-left="0in" fo:margin-right="-0.0021in" table:align="margins"/>
    </style:style>
    <style:style style:name="Tabela1.A" style:family="table-column">
      <style:table-column-properties style:column-width="1.8021in" style:rel-column-width="17048*"/>
    </style:style>
    <style:style style:name="Tabela1.B" style:family="table-column">
      <style:table-column-properties style:column-width="5.125in" style:rel-column-width="48487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B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.4" style:family="table-row">
      <style:table-row-properties style:min-row-height="0.2354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Przypadek użycia:</text:p>
          </table:table-cell>
          <table:table-cell table:style-name="Tabela1.B1" office:value-type="string">
            <text:p text:style-name="P1">UC8_Dodawanie_lub_modyfikacja_ogłoszenia</text:p>
          </table:table-cell>
        </table:table-row>
        <table:table-row>
          <table:table-cell table:style-name="Tabela1.A2" office:value-type="string">
            <text:p text:style-name="Table_20_Contents">Aktorzy:</text:p>
          </table:table-cell>
          <table:table-cell table:style-name="Tabela1.B2" office:value-type="string">
            <text:p text:style-name="Table_20_Contents">Użytkownik</text:p>
          </table:table-cell>
        </table:table-row>
        <table:table-row>
          <table:table-cell table:style-name="Tabela1.A2" office:value-type="string">
            <text:p text:style-name="Table_20_Contents">Opis:</text:p>
          </table:table-cell>
          <table:table-cell table:style-name="Tabela1.B2" office:value-type="string">
            <text:p text:style-name="Table_20_Contents">Użytkownik chce dodać nowe ogłoszenie, zmodyfikować lub usunąć istniejące ogłoszenie.</text:p>
          </table:table-cell>
        </table:table-row>
        <table:table-row table:style-name="Tabela1.4">
          <table:table-cell table:style-name="Tabela1.A2" office:value-type="string">
            <text:p text:style-name="Table_20_Contents">Warunki wstępne:</text:p>
          </table:table-cell>
          <table:table-cell table:style-name="Tabela1.B2" office:value-type="string">
            <text:p text:style-name="Table_20_Contents">Użytkownik jest zalogowany w systemie.</text:p>
          </table:table-cell>
        </table:table-row>
        <table:table-row>
          <table:table-cell table:style-name="Tabela1.A2" office:value-type="string">
            <text:p text:style-name="Table_20_Contents">Wyzwalacz:</text:p>
          </table:table-cell>
          <table:table-cell table:style-name="Tabela1.B2" office:value-type="string">
            <text:p text:style-name="Table_20_Contents">Użytkownik wybiera ikonę "Twoje przedmioty" z paska zakładek.</text:p>
          </table:table-cell>
        </table:table-row>
        <table:table-row>
          <table:table-cell table:style-name="Tabela1.A2" office:value-type="string">
            <text:p text:style-name="Table_20_Contents">Warunki końcowe dla sukcesu: </text:p>
          </table:table-cell>
          <table:table-cell table:style-name="Tabela1.B2" office:value-type="string">
            <text:p text:style-name="Table_20_Contents">Jeżeli użytkownik chce dodać nowe ogłoszenie: Storzenie nowego ogłoszenia w systemie.</text:p>
            <text:p text:style-name="Table_20_Contents">Jeżeli użytkownik chce zmodyfikować ogłoszenie: Zmodyfikowanie ogłoszenia w systemie.</text:p>
            <text:p text:style-name="Table_20_Contents">Jeżeli użytkownik chce usunąć ogłoszenie: Usunięcie ogłoszenia w systemie.</text:p>
          </table:table-cell>
        </table:table-row>
        <table:table-row>
          <table:table-cell table:style-name="Tabela1.A2" office:value-type="string">
            <text:p text:style-name="Table_20_Contents">Warunki końcowe dla niepowodzenia:</text:p>
          </table:table-cell>
          <table:table-cell table:style-name="Tabela1.B2" office:value-type="string">
            <text:p text:style-name="Table_20_Contents">Brak zmian. System wyświetla informację o błędzie.</text:p>
          </table:table-cell>
        </table:table-row>
        <table:table-row>
          <table:table-cell table:style-name="Tabela1.A2" office:value-type="string">
            <text:p text:style-name="Table_20_Contents">Scenariusz główny:</text:p>
          </table:table-cell>
          <table:table-cell table:style-name="Tabela1.B2" office:value-type="string">
            <text:p text:style-name="Table_20_Contents">1. System wyśietla ekran twoje przedmioty.</text:p>
            <text:p text:style-name="Table_20_Contents">2. Użytkownik klika przycisk "Dodaj nowy przedmiot".</text:p>
            <text:p text:style-name="Table_20_Contents">3. System wyświetla ekran dodawania nowego przedmiotu.</text:p>
            <text:p text:style-name="Table_20_Contents">4. Użytkownik wypełnia formularz dodawania nowego przedmiotu.</text:p>
            <text:p text:style-name="Table_20_Contents">5. Użytkownik dodaje zdjęcie dodawanego przedmiotu.</text:p>
            <text:p text:style-name="Table_20_Contents">6. Użytkownik klika przycisk "Zatwierdź".</text:p>
            <text:p text:style-name="Table_20_Contents">7. System dodaje nowy przedmiot.</text:p>
          </table:table-cell>
        </table:table-row>
        <table:table-row>
          <table:table-cell table:style-name="Tabela1.A2" office:value-type="string">
            <text:p text:style-name="Table_20_Contents">Scenariusz alternatywny:</text:p>
          </table:table-cell>
          <table:table-cell table:style-name="Tabela1.B2" office:value-type="string">
            <text:p text:style-name="Table_20_Contents">2.a.1 Użytkownik klika w zdjęcie przedmiotu, który chce zmodyfikować. </text:p>
            <text:p text:style-name="Table_20_Contents">2.a.2 System wyświetla ekran modyfikacji istniejącego przedmiotu.</text:p>
            <text:p text:style-name="Table_20_Contents">2.a.3 Użytkownik wypełnia formularz modyfikacji istniejącego przedmiotu.</text:p>
            <text:p text:style-name="Table_20_Contents">2.a.4 Użytkownik klika przycisk "Zaktualizuj zmiany".</text:p>
            <text:p text:style-name="Table_20_Contents">2.a.5 System modyfikuje przedmiot. Koniec przypadku użycia.</text:p>
          </table:table-cell>
        </table:table-row>
        <table:table-row>
          <table:table-cell table:style-name="Tabela1.A2" office:value-type="string">
            <text:p text:style-name="Table_20_Contents">Scenariusz alternatywny:</text:p>
          </table:table-cell>
          <table:table-cell table:style-name="Tabela1.B2" office:value-type="string">
            <text:p text:style-name="Table_20_Contents">2.a.1 Użytkonik klika w zdjęcie przedmiotu, który chce usunąć. </text:p>
            <text:p text:style-name="Table_20_Contents">2.a.2 System wyświetla ekran modyfikacji istniejącego przedmiotu.</text:p>
            <text:p text:style-name="Table_20_Contents">2.a.3 Użytkownik klika przycisk "Usuń przedmiot".</text:p>
            <text:p text:style-name="Table_20_Contents">2.a.4 System usuwa przedmiot. Koniec przypadku użyci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7T04:19:14.69</meta:creation-date>
    <dc:date>2019-11-17T09:24:23.10</dc:date>
    <meta:editing-duration>PT2H3M15S</meta:editing-duration>
    <meta:editing-cycles>3</meta:editing-cycles>
    <meta:generator>OpenOffice/4.1.7$Win32 OpenOffice.org_project/417m1$Build-9800</meta:generator>
    <meta:document-statistic meta:table-count="1" meta:image-count="0" meta:object-count="0" meta:page-count="1" meta:paragraph-count="35" meta:word-count="190" meta:character-count="1596"/>
  </office:meta>
</office:document-meta>
</file>